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0-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m krát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-2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m krát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-4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in dlouh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5-59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in krát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0-74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am dlouh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5-89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a krát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0-104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in krátký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09:54:39.923000000</meta:creation-date>
    <dc:date>2019-03-17T10:00:54.732000000</dc:date>
    <meta:editing-duration>PT6M15S</meta:editing-duration>
    <meta:editing-cycles>2</meta:editing-cycles>
    <meta:generator>LibreOffice/6.1.2.1$Windows_X86_64 LibreOffice_project/65905a128db06ba48db947242809d14d3f9a93fe</meta:generator>
    <meta:document-statistic meta:table-count="1" meta:cell-count="28" meta:object-count="0"/>
  </office:meta>
</office:document-meta>
</file>